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cm" fo:margin-right="0cm" fo:text-indent="0cm" style:auto-text-indent="false" fo:padding-left="0cm" fo:padding-right="0cm" fo:padding-top="0cm" fo:padding-bottom="0.049cm" fo:border-left="none" fo:border-right="none" fo:border-top="none" fo:border-bottom="0.06pt solid #000000"/>
      <style:text-properties officeooo:paragraph-rsid="000c5e4c"/>
    </style:style>
    <style:style style:name="P2" style:family="paragraph" style:parent-style-name="Heading_20_3" style:list-style-name="L4">
      <style:paragraph-properties fo:margin-left="0cm" fo:margin-right="0cm" fo:margin-top="0cm" fo:margin-bottom="0cm" style:contextual-spacing="false" fo:text-indent="0cm" style:auto-text-indent="false"/>
      <style:text-properties officeooo:paragraph-rsid="000c5e4c" loext:padding-left="0.049cm" loext:padding-right="0cm" loext:padding-top="0.049cm" loext:padding-bottom="0.049cm" loext:border-left="0.06pt solid #000000" loext:border-right="none" loext:border-top="0.06pt solid #000000" loext:border-bottom="0.06pt solid #000000"/>
    </style:style>
    <style:style style:name="P3" style:family="paragraph" style:parent-style-name="Heading_20_3">
      <style:paragraph-properties fo:margin-left="1cm" fo:margin-right="0cm" fo:margin-top="0cm" fo:margin-bottom="0cm" style:contextual-spacing="false" fo:text-indent="0cm" style:auto-text-indent="false"/>
      <style:text-properties officeooo:paragraph-rsid="000c5e4c" loext:padding-left="0.049cm" loext:padding-right="0cm" loext:padding-top="0.049cm" loext:padding-bottom="0.049cm" loext:border-left="0.06pt solid #000000" loext:border-right="none" loext:border-top="0.06pt solid #000000" loext:border-bottom="0.06pt solid #000000"/>
    </style:style>
    <style:style style:name="P4" style:family="paragraph" style:parent-style-name="Heading_20_3">
      <style:paragraph-properties fo:margin-left="0cm" fo:margin-right="0cm" fo:margin-top="0cm" fo:margin-bottom="0cm" style:contextual-spacing="false" fo:text-indent="0cm" style:auto-text-indent="false"/>
      <style:text-properties officeooo:paragraph-rsid="000c5e4c"/>
    </style:style>
    <style:style style:name="P5" style:family="paragraph" style:parent-style-name="Heading_20_4">
      <style:paragraph-properties fo:margin-left="0cm" fo:margin-right="0cm" fo:margin-top="0cm" fo:margin-bottom="0cm" style:contextual-spacing="false" fo:text-indent="0cm" style:auto-text-indent="false"/>
      <style:text-properties officeooo:paragraph-rsid="000c5e4c"/>
    </style:style>
    <style:style style:name="P6" style:family="paragraph" style:parent-style-name="List_20_Contents">
      <style:paragraph-properties fo:margin-left="1cm" fo:margin-right="0cm" fo:margin-top="0cm" fo:margin-bottom="0.247cm" style:contextual-spacing="false" fo:text-indent="0.018cm" style:auto-text-indent="false"/>
      <style:text-properties fo:color="#ff0000" loext:opacity="100%" fo:language="hu" fo:country="HU" officeooo:rsid="00890fb3" officeooo:paragraph-rsid="000c5e4c"/>
    </style:style>
    <style:style style:name="P7" style:family="paragraph" style:parent-style-name="List_20_Contents">
      <style:paragraph-properties fo:margin-left="1cm" fo:margin-right="0cm" fo:margin-top="0cm" fo:margin-bottom="0.247cm" style:contextual-spacing="false" fo:text-indent="0.018cm" style:auto-text-indent="false"/>
      <style:text-properties fo:color="#ff0000" loext:opacity="100%" fo:language="hu" fo:country="HU" officeooo:rsid="00896ecc" officeooo:paragraph-rsid="000c5e4c"/>
    </style:style>
    <style:style style:name="P8" style:family="paragraph" style:parent-style-name="List_20_Contents">
      <style:paragraph-properties fo:margin-left="1cm" fo:margin-right="0cm" fo:margin-top="0cm" fo:margin-bottom="0.247cm" style:contextual-spacing="false" fo:text-indent="0.018cm" style:auto-text-indent="false"/>
      <style:text-properties fo:color="#ff0000" loext:opacity="100%" fo:language="hu" fo:country="HU" officeooo:rsid="008a2fe0" officeooo:paragraph-rsid="000c5e4c"/>
    </style:style>
    <style:style style:name="P9" style:family="paragraph" style:parent-style-name="List_20_Contents">
      <style:paragraph-properties fo:margin-left="1cm" fo:margin-right="0cm" fo:margin-top="0cm" fo:margin-bottom="0.247cm" style:contextual-spacing="false" fo:text-indent="0.018cm" style:auto-text-indent="false"/>
      <style:text-properties fo:color="#ff0000" loext:opacity="100%" fo:language="hu" fo:country="HU" officeooo:rsid="008bce4b" officeooo:paragraph-rsid="000c5e4c"/>
    </style:style>
    <style:style style:name="P10" style:family="paragraph" style:parent-style-name="List_20_Contents">
      <style:paragraph-properties fo:margin-left="1cm" fo:margin-right="0cm" fo:margin-top="0cm" fo:margin-bottom="0.247cm" style:contextual-spacing="false" fo:text-indent="0.018cm" style:auto-text-indent="false"/>
      <style:text-properties fo:color="#ff0000" loext:opacity="100%" fo:language="hu" fo:country="HU" officeooo:rsid="008c25f3" officeooo:paragraph-rsid="000c5e4c"/>
    </style:style>
    <style:style style:name="P11" style:family="paragraph" style:parent-style-name="List_20_Contents">
      <style:paragraph-properties fo:margin-left="1cm" fo:margin-right="0cm" fo:margin-top="0cm" fo:margin-bottom="0.247cm" style:contextual-spacing="false" fo:text-indent="0cm" style:auto-text-indent="false"/>
      <style:text-properties fo:color="#ff0000" loext:opacity="100%" fo:language="hu" fo:country="HU" officeooo:rsid="0092fdd7" officeooo:paragraph-rsid="000c5e4c"/>
    </style:style>
    <style:style style:name="P12" style:family="paragraph" style:parent-style-name="List_20_Contents">
      <style:paragraph-properties fo:margin-left="1cm" fo:margin-right="0cm" fo:margin-top="0cm" fo:margin-bottom="0.247cm" style:contextual-spacing="false" fo:text-indent="0cm" style:auto-text-indent="false"/>
      <style:text-properties fo:color="#ff0000" loext:opacity="100%" fo:language="hu" fo:country="HU" officeooo:rsid="0094c539" officeooo:paragraph-rsid="000c5e4c"/>
    </style:style>
    <style:style style:name="P13" style:family="paragraph" style:parent-style-name="List_20_Contents">
      <style:paragraph-properties fo:margin-left="1cm" fo:margin-right="0cm" fo:margin-top="0cm" fo:margin-bottom="0.247cm" style:contextual-spacing="false" fo:text-indent="0cm" style:auto-text-indent="false"/>
      <style:text-properties officeooo:paragraph-rsid="000c5e4c" loext:padding-left="0.049cm" loext:padding-right="0cm" loext:padding-top="0.049cm" loext:padding-bottom="0.049cm" loext:border-left="0.06pt solid #000000" loext:border-right="none" loext:border-top="0.06pt solid #000000" loext:border-bottom="0.06pt solid #000000"/>
    </style:style>
    <style:style style:name="P14" style:family="paragraph" style:parent-style-name="List_20_Contents">
      <style:paragraph-properties fo:margin-left="1cm" fo:margin-right="0cm" fo:margin-top="0cm" fo:margin-bottom="0.247cm" style:contextual-spacing="false" fo:text-indent="0.018cm" style:auto-text-indent="false"/>
      <style:text-properties officeooo:paragraph-rsid="000c5e4c"/>
    </style:style>
    <style:style style:name="P15" style:family="paragraph" style:parent-style-name="List_20_Contents">
      <style:paragraph-properties fo:margin-left="1cm" fo:margin-right="0cm" fo:margin-top="0cm" fo:margin-bottom="0.247cm" style:contextual-spacing="false" fo:text-indent="0cm" style:auto-text-indent="false"/>
      <style:text-properties officeooo:paragraph-rsid="000c5e4c"/>
    </style:style>
    <style:style style:name="P16" style:family="paragraph" style:parent-style-name="List_20_Heading">
      <style:paragraph-properties fo:margin-left="0cm" fo:margin-right="0cm" fo:margin-top="0cm" fo:margin-bottom="0.499cm" style:contextual-spacing="false" fo:text-indent="0cm" style:auto-text-indent="false"/>
      <style:text-properties officeooo:paragraph-rsid="000c5e4c"/>
    </style:style>
    <style:style style:name="P17" style:family="paragraph" style:parent-style-name="Text_20_body">
      <style:paragraph-properties fo:margin-left="0cm" fo:margin-right="0cm" fo:text-indent="0cm" style:auto-text-indent="false"/>
      <style:text-properties fo:color="#ff0000" loext:opacity="100%" fo:language="hu" fo:country="HU" officeooo:rsid="0099ad27" officeooo:paragraph-rsid="000c5e4c"/>
    </style:style>
    <style:style style:name="P18" style:family="paragraph" style:parent-style-name="Text_20_body">
      <style:paragraph-properties fo:margin-left="0cm" fo:margin-right="0cm" fo:text-indent="0.018cm" style:auto-text-indent="false"/>
      <style:text-properties fo:color="#ff0000" loext:opacity="100%" fo:language="hu" fo:country="HU" officeooo:rsid="005ba51a" officeooo:paragraph-rsid="000c5e4c"/>
    </style:style>
    <style:style style:name="P19" style:family="paragraph" style:parent-style-name="Text_20_body">
      <style:paragraph-properties fo:margin-left="0cm" fo:margin-right="0cm" fo:text-indent="0cm" style:auto-text-indent="false"/>
      <style:text-properties fo:color="#ff0000" loext:opacity="100%" fo:language="hu" fo:country="HU" officeooo:rsid="005bcf86" officeooo:paragraph-rsid="000c5e4c"/>
    </style:style>
    <style:style style:name="P20" style:family="paragraph" style:parent-style-name="Text_20_body" style:list-style-name="L1">
      <style:paragraph-properties fo:margin-left="0cm" fo:margin-right="0cm" fo:text-indent="0.018cm" style:auto-text-indent="false"/>
      <style:text-properties fo:color="#ff0000" loext:opacity="100%" fo:language="hu" fo:country="HU" officeooo:rsid="005c75f1" officeooo:paragraph-rsid="000c5e4c"/>
    </style:style>
    <style:style style:name="P21" style:family="paragraph" style:parent-style-name="Text_20_body" style:list-style-name="L1">
      <style:paragraph-properties fo:margin-left="0cm" fo:margin-right="0cm" fo:text-indent="0.018cm" style:auto-text-indent="false"/>
      <style:text-properties fo:color="#ff0000" loext:opacity="100%" fo:language="hu" fo:country="HU" officeooo:rsid="005d1d2f" officeooo:paragraph-rsid="000c5e4c"/>
    </style:style>
    <style:style style:name="P22" style:family="paragraph" style:parent-style-name="Text_20_body" style:list-style-name="L1">
      <style:paragraph-properties fo:margin-left="0cm" fo:margin-right="0cm" fo:text-indent="0.018cm" style:auto-text-indent="false"/>
      <style:text-properties fo:color="#ff0000" loext:opacity="100%" fo:language="hu" fo:country="HU" officeooo:rsid="005d73de" officeooo:paragraph-rsid="000c5e4c"/>
    </style:style>
    <style:style style:name="P23" style:family="paragraph" style:parent-style-name="Text_20_body">
      <style:paragraph-properties fo:margin-left="0cm" fo:margin-right="0cm" fo:margin-top="0cm" fo:margin-bottom="0cm" style:contextual-spacing="false" fo:text-indent="0cm" style:auto-text-indent="false"/>
      <style:text-properties fo:color="#ff0000" loext:opacity="100%" fo:language="hu" fo:country="HU" officeooo:rsid="005e7e24" officeooo:paragraph-rsid="000c5e4c"/>
    </style:style>
    <style:style style:name="P24" style:family="paragraph" style:parent-style-name="Text_20_body">
      <style:paragraph-properties fo:margin-left="0cm" fo:margin-right="0cm" fo:text-indent="0.018cm" style:auto-text-indent="false"/>
      <style:text-properties fo:color="#ff0000" loext:opacity="100%" fo:language="hu" fo:country="HU" officeooo:rsid="005f6f5d" officeooo:paragraph-rsid="000c5e4c"/>
    </style:style>
    <style:style style:name="P25" style:family="paragraph" style:parent-style-name="Text_20_body">
      <style:paragraph-properties fo:margin-left="0cm" fo:margin-right="0cm" fo:text-indent="0.018cm" style:auto-text-indent="false"/>
      <style:text-properties fo:color="#ff0000" loext:opacity="100%" fo:language="hu" fo:country="HU" officeooo:rsid="00602362" officeooo:paragraph-rsid="000c5e4c"/>
    </style:style>
    <style:style style:name="P26" style:family="paragraph" style:parent-style-name="Text_20_body">
      <style:paragraph-properties fo:margin-left="0cm" fo:margin-right="0cm" fo:text-indent="0.018cm" style:auto-text-indent="false"/>
      <style:text-properties fo:color="#ff0000" loext:opacity="100%" fo:language="hu" fo:country="HU" officeooo:rsid="0062606c" officeooo:paragraph-rsid="000c5e4c"/>
    </style:style>
    <style:style style:name="P27" style:family="paragraph" style:parent-style-name="Text_20_body">
      <style:paragraph-properties fo:margin-left="0cm" fo:margin-right="0cm" fo:text-indent="0.018cm" style:auto-text-indent="false"/>
      <style:text-properties fo:color="#ff0000" loext:opacity="100%" fo:language="hu" fo:country="HU" officeooo:rsid="0062fb22" officeooo:paragraph-rsid="000c5e4c"/>
    </style:style>
    <style:style style:name="P28" style:family="paragraph" style:parent-style-name="Text_20_body">
      <style:paragraph-properties fo:margin-left="0cm" fo:margin-right="0cm" fo:margin-top="0cm" fo:margin-bottom="0cm" style:contextual-spacing="false" fo:text-indent="0cm" style:auto-text-indent="false"/>
      <style:text-properties fo:color="#ff0000" loext:opacity="100%" fo:language="hu" fo:country="HU" officeooo:rsid="006464f3" officeooo:paragraph-rsid="000c5e4c"/>
    </style:style>
    <style:style style:name="P29" style:family="paragraph" style:parent-style-name="Text_20_body" style:list-style-name="L4">
      <style:paragraph-properties fo:margin-left="0cm" fo:margin-right="0cm" fo:text-indent="0cm" style:auto-text-indent="false"/>
      <style:text-properties fo:color="#ff0000" loext:opacity="100%" fo:language="hu" fo:country="HU" officeooo:rsid="00684f62" officeooo:paragraph-rsid="000c5e4c"/>
    </style:style>
    <style:style style:name="P30" style:family="paragraph" style:parent-style-name="Text_20_body" style:list-style-name="L4">
      <style:paragraph-properties fo:margin-left="0cm" fo:margin-right="0cm" fo:text-indent="0cm" style:auto-text-indent="false"/>
      <style:text-properties fo:color="#ff0000" loext:opacity="100%" fo:language="hu" fo:country="HU" officeooo:rsid="006929a9" officeooo:paragraph-rsid="000c5e4c"/>
    </style:style>
    <style:style style:name="P31" style:family="paragraph" style:parent-style-name="Text_20_body" style:list-style-name="L4">
      <style:paragraph-properties fo:margin-left="0cm" fo:margin-right="0cm" fo:text-indent="0cm" style:auto-text-indent="false"/>
      <style:text-properties fo:color="#ff0000" loext:opacity="100%" fo:language="hu" fo:country="HU" officeooo:rsid="006ae6de" officeooo:paragraph-rsid="000c5e4c"/>
    </style:style>
    <style:style style:name="P32" style:family="paragraph" style:parent-style-name="Text_20_body" style:list-style-name="L4">
      <style:paragraph-properties fo:margin-left="0cm" fo:margin-right="0cm" fo:text-indent="0.018cm" style:auto-text-indent="false"/>
      <style:text-properties fo:color="#ff0000" loext:opacity="100%" fo:language="hu" fo:country="HU" officeooo:rsid="006b7426" officeooo:paragraph-rsid="000c5e4c"/>
    </style:style>
    <style:style style:name="P33" style:family="paragraph" style:parent-style-name="Text_20_body" style:list-style-name="L4">
      <style:paragraph-properties fo:margin-left="0cm" fo:margin-right="0cm" fo:text-indent="0cm" style:auto-text-indent="false"/>
      <style:text-properties fo:color="#ff0000" loext:opacity="100%" fo:language="hu" fo:country="HU" officeooo:rsid="006c9173" officeooo:paragraph-rsid="000c5e4c" loext:padding-left="0.049cm" loext:padding-right="0cm" loext:padding-top="0.049cm" loext:padding-bottom="0.049cm" loext:border-left="0.06pt solid #000000" loext:border-right="none" loext:border-top="0.06pt solid #000000" loext:border-bottom="0.06pt solid #000000"/>
    </style:style>
    <style:style style:name="P34" style:family="paragraph" style:parent-style-name="Text_20_body" style:list-style-name="L4">
      <style:paragraph-properties fo:margin-left="0cm" fo:margin-right="0cm" fo:text-indent="0.018cm" style:auto-text-indent="false"/>
      <style:text-properties fo:color="#ff0000" loext:opacity="100%" fo:language="hu" fo:country="HU" officeooo:rsid="006cca76" officeooo:paragraph-rsid="000c5e4c"/>
    </style:style>
    <style:style style:name="P35" style:family="paragraph" style:parent-style-name="Text_20_body" style:list-style-name="L4">
      <style:paragraph-properties fo:margin-left="0cm" fo:margin-right="0cm" fo:text-indent="0.018cm" style:auto-text-indent="false"/>
      <style:text-properties fo:color="#ff0000" loext:opacity="100%" fo:language="hu" fo:country="HU" officeooo:rsid="006db946" officeooo:paragraph-rsid="000c5e4c"/>
    </style:style>
    <style:style style:name="P36" style:family="paragraph" style:parent-style-name="Text_20_body" style:list-style-name="L4">
      <style:paragraph-properties fo:margin-left="0cm" fo:margin-right="0cm" fo:text-indent="0.018cm" style:auto-text-indent="false"/>
      <style:text-properties fo:color="#ff0000" loext:opacity="100%" fo:language="hu" fo:country="HU" officeooo:rsid="006e0265" officeooo:paragraph-rsid="000c5e4c"/>
    </style:style>
    <style:style style:name="P37" style:family="paragraph" style:parent-style-name="Text_20_body" style:list-style-name="L4">
      <style:paragraph-properties fo:margin-left="0cm" fo:margin-right="0cm" fo:text-indent="0.018cm" style:auto-text-indent="false"/>
      <style:text-properties fo:color="#ff0000" loext:opacity="100%" fo:language="hu" fo:country="HU" officeooo:rsid="0070279f" officeooo:paragraph-rsid="000c5e4c"/>
    </style:style>
    <style:style style:name="P38" style:family="paragraph" style:parent-style-name="Text_20_body" style:list-style-name="L4">
      <style:paragraph-properties fo:margin-left="0cm" fo:margin-right="0cm" fo:text-indent="0.018cm" style:auto-text-indent="false"/>
      <style:text-properties fo:color="#ff0000" loext:opacity="100%" fo:language="hu" fo:country="HU" officeooo:rsid="0071b56d" officeooo:paragraph-rsid="000c5e4c"/>
    </style:style>
    <style:style style:name="P39" style:family="paragraph" style:parent-style-name="Text_20_body">
      <style:paragraph-properties fo:margin-left="0cm" fo:margin-right="0cm" fo:margin-top="0cm" fo:margin-bottom="0cm" style:contextual-spacing="false" fo:text-indent="0cm" style:auto-text-indent="false"/>
      <style:text-properties fo:color="#ff0000" loext:opacity="100%" fo:language="hu" fo:country="HU" officeooo:rsid="0071fba4" officeooo:paragraph-rsid="000c5e4c"/>
    </style:style>
    <style:style style:name="P40" style:family="paragraph" style:parent-style-name="Text_20_body">
      <style:paragraph-properties fo:margin-left="0cm" fo:margin-right="0cm" fo:text-indent="0cm" style:auto-text-indent="false"/>
      <style:text-properties fo:color="#ff0000" loext:opacity="100%" fo:language="hu" fo:country="HU" officeooo:rsid="00733dc0" officeooo:paragraph-rsid="000c5e4c"/>
    </style:style>
    <style:style style:name="P41" style:family="paragraph" style:parent-style-name="Text_20_body">
      <style:paragraph-properties fo:margin-left="0cm" fo:margin-right="0cm" fo:text-indent="0cm" style:auto-text-indent="false"/>
      <style:text-properties fo:color="#ff0000" loext:opacity="100%" fo:language="hu" fo:country="HU" officeooo:rsid="007516de" officeooo:paragraph-rsid="000c5e4c"/>
    </style:style>
    <style:style style:name="P42" style:family="paragraph" style:parent-style-name="Text_20_body">
      <style:paragraph-properties fo:margin-left="0cm" fo:margin-right="0cm" fo:text-indent="0cm" style:auto-text-indent="false"/>
      <style:text-properties fo:color="#ff0000" loext:opacity="100%" fo:language="hu" fo:country="HU" officeooo:rsid="0076e37f" officeooo:paragraph-rsid="000c5e4c"/>
    </style:style>
    <style:style style:name="P43" style:family="paragraph" style:parent-style-name="Text_20_body">
      <style:paragraph-properties fo:margin-left="0cm" fo:margin-right="0cm" fo:text-indent="0cm" style:auto-text-indent="false"/>
      <style:text-properties fo:color="#ff0000" loext:opacity="100%" fo:language="hu" fo:country="HU" officeooo:rsid="007867fc" officeooo:paragraph-rsid="000c5e4c"/>
    </style:style>
    <style:style style:name="P44" style:family="paragraph" style:parent-style-name="Text_20_body">
      <style:paragraph-properties fo:margin-left="0cm" fo:margin-right="0cm" fo:margin-top="0cm" fo:margin-bottom="0cm" style:contextual-spacing="false" fo:text-indent="0cm" style:auto-text-indent="false"/>
      <style:text-properties fo:color="#ff0000" loext:opacity="100%" fo:language="hu" fo:country="HU" officeooo:rsid="007a4ac2" officeooo:paragraph-rsid="000c5e4c"/>
    </style:style>
    <style:style style:name="P45" style:family="paragraph" style:parent-style-name="Text_20_body">
      <style:paragraph-properties fo:margin-left="0cm" fo:margin-right="0cm" fo:text-indent="0.018cm" style:auto-text-indent="false"/>
      <style:text-properties fo:color="#ff0000" loext:opacity="100%" fo:language="hu" fo:country="HU" officeooo:rsid="007b9a46" officeooo:paragraph-rsid="000c5e4c"/>
    </style:style>
    <style:style style:name="P46" style:family="paragraph" style:parent-style-name="Text_20_body">
      <style:paragraph-properties fo:margin-left="0cm" fo:margin-right="0cm" fo:text-indent="0.018cm" style:auto-text-indent="false"/>
      <style:text-properties fo:color="#ff0000" loext:opacity="100%" fo:language="hu" fo:country="HU" officeooo:rsid="007cce9c" officeooo:paragraph-rsid="000c5e4c"/>
    </style:style>
    <style:style style:name="P47" style:family="paragraph" style:parent-style-name="Text_20_body">
      <style:paragraph-properties fo:margin-left="0cm" fo:margin-right="0cm" fo:text-indent="0.018cm" style:auto-text-indent="false"/>
      <style:text-properties fo:color="#ff0000" loext:opacity="100%" fo:language="hu" fo:country="HU" officeooo:rsid="007e67c3" officeooo:paragraph-rsid="000c5e4c"/>
    </style:style>
    <style:style style:name="P48" style:family="paragraph" style:parent-style-name="Text_20_body">
      <style:paragraph-properties fo:margin-left="0cm" fo:margin-right="0cm" fo:margin-top="0cm" fo:margin-bottom="0cm" style:contextual-spacing="false" fo:text-indent="0cm" style:auto-text-indent="false"/>
      <style:text-properties fo:color="#ff0000" loext:opacity="100%" fo:language="hu" fo:country="HU" officeooo:rsid="007f6fc1" officeooo:paragraph-rsid="000c5e4c"/>
    </style:style>
    <style:style style:name="P49" style:family="paragraph" style:parent-style-name="Text_20_body">
      <style:paragraph-properties fo:margin-left="0cm" fo:margin-right="0cm" fo:text-indent="0cm" style:auto-text-indent="false"/>
      <style:text-properties fo:color="#ff0000" loext:opacity="100%" fo:language="hu" fo:country="HU" officeooo:rsid="00813861" officeooo:paragraph-rsid="000c5e4c"/>
    </style:style>
    <style:style style:name="P50" style:family="paragraph" style:parent-style-name="Text_20_body" style:list-style-name="L5">
      <style:paragraph-properties fo:margin-left="0cm" fo:margin-right="0cm" fo:text-indent="0cm" style:auto-text-indent="false"/>
      <style:text-properties fo:color="#ff0000" loext:opacity="100%" fo:language="hu" fo:country="HU" officeooo:rsid="0081d7a0" officeooo:paragraph-rsid="000c5e4c"/>
    </style:style>
    <style:style style:name="P51" style:family="paragraph" style:parent-style-name="Text_20_body" style:list-style-name="L5">
      <style:paragraph-properties fo:margin-left="0cm" fo:margin-right="0cm" fo:text-indent="0.018cm" style:auto-text-indent="false"/>
      <style:text-properties fo:color="#ff0000" loext:opacity="100%" fo:language="hu" fo:country="HU" officeooo:rsid="0081d7a0" officeooo:paragraph-rsid="000c5e4c"/>
    </style:style>
    <style:style style:name="P52" style:family="paragraph" style:parent-style-name="Text_20_body" style:list-style-name="L5">
      <style:paragraph-properties fo:margin-left="0cm" fo:margin-right="0cm" fo:text-indent="0.018cm" style:auto-text-indent="false"/>
      <style:text-properties fo:color="#ff0000" loext:opacity="100%" fo:language="hu" fo:country="HU" officeooo:rsid="0082a6d5" officeooo:paragraph-rsid="000c5e4c"/>
    </style:style>
    <style:style style:name="P53" style:family="paragraph" style:parent-style-name="Text_20_body" style:list-style-name="L5">
      <style:paragraph-properties fo:margin-left="0cm" fo:margin-right="0cm" fo:text-indent="0.018cm" style:auto-text-indent="false"/>
      <style:text-properties fo:color="#ff0000" loext:opacity="100%" fo:language="hu" fo:country="HU" officeooo:rsid="00843c7c" officeooo:paragraph-rsid="000c5e4c"/>
    </style:style>
    <style:style style:name="P54" style:family="paragraph" style:parent-style-name="Text_20_body">
      <style:paragraph-properties fo:margin-left="0cm" fo:margin-right="0cm" fo:text-indent="0.018cm" style:auto-text-indent="false"/>
      <style:text-properties fo:color="#ff0000" loext:opacity="100%" fo:language="hu" fo:country="HU" officeooo:rsid="00856e06" officeooo:paragraph-rsid="000c5e4c"/>
    </style:style>
    <style:style style:name="P55" style:family="paragraph" style:parent-style-name="Text_20_body">
      <style:paragraph-properties fo:margin-left="0cm" fo:margin-right="0cm" fo:text-indent="0.018cm" style:auto-text-indent="false"/>
      <style:text-properties fo:color="#ff0000" loext:opacity="100%" fo:language="hu" fo:country="HU" officeooo:rsid="0087320f" officeooo:paragraph-rsid="000c5e4c"/>
    </style:style>
    <style:style style:name="P56" style:family="paragraph" style:parent-style-name="Text_20_body">
      <style:paragraph-properties fo:margin-left="0cm" fo:margin-right="0cm" fo:margin-top="0cm" fo:margin-bottom="0cm" style:contextual-spacing="false" fo:text-indent="0cm" style:auto-text-indent="false"/>
      <style:text-properties fo:color="#ff0000" loext:opacity="100%" fo:language="hu" fo:country="HU" officeooo:rsid="00886b93" officeooo:paragraph-rsid="000c5e4c"/>
    </style:style>
    <style:style style:name="P57" style:family="paragraph" style:parent-style-name="Text_20_body">
      <style:paragraph-properties fo:margin-left="0cm" fo:margin-right="0cm" fo:text-indent="0cm" style:auto-text-indent="false"/>
      <style:text-properties fo:color="#ff0000" loext:opacity="100%" fo:language="hu" fo:country="HU" officeooo:rsid="00888171" officeooo:paragraph-rsid="000c5e4c"/>
    </style:style>
    <style:style style:name="P58" style:family="paragraph" style:parent-style-name="Text_20_body">
      <style:paragraph-properties fo:margin-left="0cm" fo:margin-right="0cm" fo:text-indent="0cm" style:auto-text-indent="false"/>
      <style:text-properties fo:color="#ff0000" loext:opacity="100%" fo:language="hu" fo:country="HU" officeooo:rsid="00890fb3" officeooo:paragraph-rsid="000c5e4c"/>
    </style:style>
    <style:style style:name="P59" style:family="paragraph" style:parent-style-name="Text_20_body">
      <style:paragraph-properties fo:margin-left="0cm" fo:margin-right="0cm" fo:text-indent="0cm" style:auto-text-indent="false"/>
      <style:text-properties fo:color="#ff0000" loext:opacity="100%" fo:language="hu" fo:country="HU" officeooo:rsid="0095b03f" officeooo:paragraph-rsid="000c5e4c"/>
    </style:style>
    <style:style style:name="P60" style:family="paragraph" style:parent-style-name="Text_20_body">
      <style:paragraph-properties fo:margin-left="0cm" fo:margin-right="0cm" fo:text-indent="0cm" style:auto-text-indent="false"/>
      <style:text-properties fo:color="#ff0000" loext:opacity="100%" fo:language="hu" fo:country="HU" officeooo:rsid="00992443" officeooo:paragraph-rsid="000c5e4c"/>
    </style:style>
    <style:style style:name="P61" style:family="paragraph" style:parent-style-name="Text_20_body">
      <style:paragraph-properties fo:margin-left="0cm" fo:margin-right="0cm" fo:text-indent="0cm" style:auto-text-indent="false" fo:padding-left="0cm" fo:padding-right="0cm" fo:padding-top="0cm" fo:padding-bottom="0.049cm" fo:border-left="none" fo:border-right="none" fo:border-top="none" fo:border-bottom="0.06pt solid #000000"/>
      <style:text-properties fo:color="#ff0000" loext:opacity="100%" officeooo:rsid="005a9e18" officeooo:paragraph-rsid="000c5e4c"/>
    </style:style>
    <style:style style:name="P62" style:family="paragraph" style:parent-style-name="Text_20_body" style:list-style-name="L1">
      <style:paragraph-properties fo:margin-left="0cm" fo:margin-right="0cm" fo:text-indent="0.018cm" style:auto-text-indent="false"/>
      <style:text-properties officeooo:paragraph-rsid="000c5e4c"/>
    </style:style>
    <style:style style:name="P63" style:family="paragraph" style:parent-style-name="Text_20_body" style:list-style-name="L4">
      <style:paragraph-properties fo:margin-left="0cm" fo:margin-right="0cm" fo:text-indent="0cm" style:auto-text-indent="false"/>
      <style:text-properties officeooo:paragraph-rsid="000c5e4c" loext:padding-left="0.049cm" loext:padding-right="0cm" loext:padding-top="0.049cm" loext:padding-bottom="0.049cm" loext:border-left="0.06pt solid #000000" loext:border-right="none" loext:border-top="0.06pt solid #000000" loext:border-bottom="0.06pt solid #000000"/>
    </style:style>
    <style:style style:name="P64" style:family="paragraph" style:parent-style-name="Text_20_body" style:list-style-name="L4">
      <style:paragraph-properties fo:margin-left="0cm" fo:margin-right="0cm" fo:text-indent="0.018cm" style:auto-text-indent="false"/>
      <style:text-properties officeooo:paragraph-rsid="000c5e4c"/>
    </style:style>
    <style:style style:name="P65" style:family="paragraph" style:parent-style-name="Text_20_body" style:list-style-name="L4">
      <style:paragraph-properties fo:margin-left="0cm" fo:margin-right="0cm" fo:text-indent="0cm" style:auto-text-indent="false"/>
      <style:text-properties officeooo:paragraph-rsid="000c5e4c"/>
    </style:style>
    <style:style style:name="P66" style:family="paragraph" style:parent-style-name="Text_20_body" style:list-style-name="L5">
      <style:paragraph-properties fo:margin-left="0cm" fo:margin-right="0cm" fo:text-indent="0cm" style:auto-text-indent="false"/>
      <style:text-properties officeooo:paragraph-rsid="000c5e4c"/>
    </style:style>
    <style:style style:name="P67" style:family="paragraph" style:parent-style-name="Text_20_body" style:list-style-name="L5">
      <style:paragraph-properties fo:margin-left="0cm" fo:margin-right="0cm" fo:text-indent="0.018cm" style:auto-text-indent="false"/>
      <style:text-properties officeooo:paragraph-rsid="000c5e4c"/>
    </style:style>
    <style:style style:name="P68" style:family="paragraph" style:parent-style-name="Text_20_body">
      <style:paragraph-properties fo:margin-left="0cm" fo:margin-right="0cm" fo:text-indent="0.018cm" style:auto-text-indent="false"/>
      <style:text-properties officeooo:paragraph-rsid="000c5e4c"/>
    </style:style>
    <style:style style:name="P69" style:family="paragraph" style:parent-style-name="Text_20_body">
      <style:paragraph-properties fo:margin-left="0cm" fo:margin-right="0cm" fo:text-indent="0cm" style:auto-text-indent="false"/>
      <style:text-properties officeooo:paragraph-rsid="000c5e4c"/>
    </style:style>
    <style:style style:name="T1" style:family="text">
      <style:text-properties fo:language="hu" fo:country="HU"/>
    </style:style>
    <style:style style:name="T2" style:family="text">
      <style:text-properties fo:language="en" fo:country="US"/>
    </style:style>
    <style:style style:name="T3" style:family="text">
      <style:text-properties loext:padding="0cm" loext:border="none"/>
    </style:style>
    <style:style style:name="T4" style:family="text">
      <style:text-properties loext:padding-left="0.049cm" loext:padding-right="0cm" loext:padding-top="0.049cm" loext:padding-bottom="0.049cm" loext:border-left="0.06pt solid #000000" loext:border-right="none" loext:border-top="0.06pt solid #000000" loext:border-bottom="0.06pt solid #000000"/>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8e1e43"/>
    </style:style>
    <style:style style:name="T7" style:family="text">
      <style:text-properties fo:color="#ff0000" loext:opacity="100%" fo:language="hu" fo:country="HU" officeooo:rsid="00609487"/>
    </style:style>
    <style:style style:name="T8" style:family="text">
      <style:text-properties fo:color="#ff0000" loext:opacity="100%" fo:language="hu" fo:country="HU" officeooo:rsid="006464f3"/>
    </style:style>
    <style:style style:name="T9" style:family="text">
      <style:text-properties fo:color="#ff0000" loext:opacity="100%" fo:language="hu" fo:country="HU" officeooo:rsid="0065a715"/>
    </style:style>
    <style:style style:name="T10" style:family="text">
      <style:text-properties fo:color="#ff0000" loext:opacity="100%" fo:language="hu" fo:country="HU" officeooo:rsid="0065f398"/>
    </style:style>
    <style:style style:name="T11" style:family="text">
      <style:text-properties fo:color="#ff0000" loext:opacity="100%" fo:language="hu" fo:country="HU" officeooo:rsid="0066e57f"/>
    </style:style>
    <style:style style:name="T12" style:family="text">
      <style:text-properties fo:color="#ff0000" loext:opacity="100%" fo:language="hu" fo:country="HU" officeooo:rsid="006b986c"/>
    </style:style>
    <style:style style:name="T13" style:family="text">
      <style:text-properties fo:color="#ff0000" loext:opacity="100%" fo:language="hu" fo:country="HU" officeooo:rsid="006cca76"/>
    </style:style>
    <style:style style:name="T14" style:family="text">
      <style:text-properties fo:color="#ff0000" loext:opacity="100%" fo:language="hu" fo:country="HU" officeooo:rsid="0071b56d"/>
    </style:style>
    <style:style style:name="T15" style:family="text">
      <style:text-properties fo:color="#ff0000" loext:opacity="100%" fo:language="hu" fo:country="HU" officeooo:rsid="0074e441"/>
    </style:style>
    <style:style style:name="T16" style:family="text">
      <style:text-properties fo:color="#ff0000" loext:opacity="100%" fo:language="hu" fo:country="HU" officeooo:rsid="00890fb3"/>
    </style:style>
    <style:style style:name="T17" style:family="text">
      <style:text-properties fo:color="#ff0000" loext:opacity="100%" fo:language="hu" fo:country="HU" officeooo:rsid="008fe102"/>
    </style:style>
    <style:style style:name="T18" style:family="text">
      <style:text-properties fo:color="#ff0000" loext:opacity="100%" fo:language="hu" fo:country="HU" officeooo:rsid="00913994"/>
    </style:style>
    <style:style style:name="T19" style:family="text">
      <style:text-properties fo:color="#ff0000" loext:opacity="100%" fo:language="hu" fo:country="HU" officeooo:rsid="00953003"/>
    </style:style>
    <style:style style:name="T20" style:family="text">
      <style:text-properties fo:color="#ff0000" loext:opacity="100%" fo:language="hu" fo:country="HU" style:text-underline-style="solid" style:text-underline-width="auto" style:text-underline-color="font-color" officeooo:rsid="00953003"/>
    </style:style>
    <style:style style:name="T21" style:family="text">
      <style:text-properties fo:color="#ff0000" loext:opacity="100%" fo:language="hu" fo:country="HU" officeooo:rsid="0095b03f"/>
    </style:style>
    <style:style style:name="T22" style:family="text">
      <style:text-properties fo:color="#ff0000" loext:opacity="100%" fo:language="hu" fo:country="HU" officeooo:rsid="00970dd3"/>
    </style:style>
    <style:style style:name="T23" style:family="text">
      <style:text-properties fo:color="#ff0000" loext:opacity="100%" fo:language="hu" fo:country="HU" officeooo:rsid="00978458"/>
    </style:style>
    <style:style style:name="T24" style:family="text">
      <style:text-properties officeooo:rsid="006cdafc"/>
    </style:style>
    <style:style style:name="T25" style:family="text">
      <style:text-properties officeooo:rsid="006f53b6"/>
    </style:style>
    <style:style style:name="T26" style:family="text">
      <style:text-properties officeooo:rsid="00745aff"/>
    </style:style>
    <style:style style:name="T27" style:family="text">
      <style:text-properties officeooo:rsid="008e1e43"/>
    </style:style>
    <style:style style:name="T28" style:family="text">
      <style:text-properties officeooo:rsid="00994e53"/>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Use translation memories</text:h>
      <text:p text:style-name="P61">Ford<text:span text:style-name="T1">ítómemóriák használata</text:span></text:p>
      <text:p text:style-name="P68">When a project is initially created, it comes with its own empty project translation memory, the <text:a xlink:type="simple" xlink:href="https://omegat.sourceforge.io/manual-standard/en/chapter.project.folder.html#project.folder.project.save.tmx.title" text:style-name="Internet_20_link" text:visited-style-name="Visited_20_Internet_20_Link">project_save.tmx</text:a> file, located in the <text:a xlink:type="simple" xlink:href="https://omegat.sourceforge.io/manual-standard/en/chapter.project.folder.html#project.folder.omegat" text:style-name="Internet_20_link" text:visited-style-name="Visited_20_Internet_20_Link">omegat</text:a> folder. This memory is gradually filled as your translation progresses.</text:p>
      <text:p text:style-name="P18">Amikor létrehozunk egy projektet, annak alapbeállításban van egy saját üres fordítómemóriája, ez a project<text:span text:style-name="T2">_save.tmx </text:span>fájl, amelyik az omegat mappában található. Ez a memóriafájl fokozatosan töltődik fel tartalommal, a te fordításaid alapján.</text:p>
      <text:p text:style-name="P69">Existing translations are used to speed up the translation process.</text:p>
      <text:p text:style-name="P19">A már létező fordítások felgyorsítják a fordítás folyamatát.</text:p>
      <text:list text:style-name="L1">
        <text:list-item>
          <text:p text:style-name="P62">If a given sentence has already been translated once, there is no need to retranslate it. See the <text:a xlink:type="simple" xlink:href="https://omegat.sourceforge.io/manual-standard/en/chapter.windows.and.dialogs.html#dialogs.project.properties.auto.propagation" text:style-name="Internet_20_link" text:visited-style-name="Visited_20_Internet_20_Link"><text:span text:style-name="Source_20_Text">Auto-propagation of translations</text:span> </text:a>project property.</text:p>
        </text:list-item>
        <text:list-item>
          <text:p text:style-name="P20">Ha egy adott mondat egyszer már le volt fordítva, azt nem szükséghes újra lefordítani. Lásd a fordítások automatikus behelyettesítése projekttulajdonságot.</text:p>
        </text:list-item>
        <text:list-item>
          <text:p text:style-name="P62">If an old translation is similar to the contents of the segment you are translating, you can recycle it in your translation. See the <text:a xlink:type="simple" xlink:href="https://omegat.sourceforge.io/manual-standard/en/chapter.panes.html#panes.fuzzy.matches" text:style-name="Internet_20_link" text:visited-style-name="Visited_20_Internet_20_Link"><text:span text:style-name="T3">Fuzzy Matches</text:span> </text:a>pane for details.</text:p>
        </text:list-item>
        <text:list-item>
          <text:p text:style-name="P21">Ha egy régi fordítás tartalmilag hasonlít az egyik általad éppen fordított szegmensre, akkor azt újrahasznosíthatod a fordításodban. Lásd a bizonytalan egyezésekről szóló szócikket részletesebb információkért.</text:p>
        </text:list-item>
        <text:list-item>
          <text:p text:style-name="P62">You can also make use of reference translation memories by putting them in the <text:a xlink:type="simple" xlink:href="https://omegat.sourceforge.io/manual-standard/en/chapter.project.folder.html#project.folder.tm" text:style-name="Internet_20_link" text:visited-style-name="Visited_20_Internet_20_Link">tm</text:a> folder of your project.</text:p>
        </text:list-item>
        <text:list-item>
          <text:p text:style-name="P22">Használhatsz más fordítómemóriákat is olyan módon, hogy elhelyezed őket a projekted tm mappájában.</text:p>
        </text:list-item>
      </text:list>
      <text:h text:style-name="P4" text:outline-level="3">Create your own Tms</text:h>
      <text:p text:style-name="P23">Hozd létre saját memóriafájlaidat</text:p>
      <text:p text:style-name="P68">When you use <text:a xlink:type="simple" xlink:href="https://omegat.sourceforge.io/manual-standard/en/chapter.menus.html#menus.project" text:style-name="Internet_20_link" text:visited-style-name="Visited_20_Internet_20_Link">Project </text:a><text:a xlink:type="simple" xlink:href="https://omegat.sourceforge.io/manual-standard/en/chapter.menus.html#menus.project.create.translated.documents" text:style-name="Internet_20_link" text:visited-style-name="Visited_20_Internet_20_Link">Create Translated Files <text:span text:style-name="Strong_20_Emphasis"><text:span text:style-name="T4">C</text:span></text:span>+<text:span text:style-name="Strong_20_Emphasis"><text:span text:style-name="T3">D</text:span></text:span> </text:a>to create the target documents for a project, OmegaT also outputs three translation memories that reflect the current state of the translation for the files in the source folder. </text:p>
      <text:p text:style-name="P24">Ha rákattintasz a Projekt – Lefordított állományok létrehozása parancsra, vagy lenyomod a Ctrl+D billentyűkombinációt annak érdekében, hogy létrehozd a projekt célállományait, az OmegaT ezzel egy időben létrehoz három fordfítómemóriát, amelyek a source mappában található állományok fordításainak jelenlegi állapotát tartalmazzák.</text:p>
      <text:p text:style-name="P68">See the <text:a xlink:type="simple" xlink:href="https://omegat.sourceforge.io/manual-standard/en/chapter.windows.and.dialogs.html#dialogs.project.properties.file.locations.exported.tms" text:style-name="Internet_20_link" text:visited-style-name="Visited_20_Internet_20_Link"><text:span text:style-name="Source_20_Text">Exported translation memories folder</text:span> </text:a>project property for details.</text:p>
      <text:p text:style-name="P25">Részletekért lásd az <text:span text:style-name="T5">exportált fordítómemóriák mappája</text:span> elnevezésű projekttulajdonságról szóló szócikket.</text:p>
      <text:p text:style-name="P68">Each of the three files constitutes a bilingual export of the current content of your translation. <text:span text:style-name="T7">Mindhárom fájl a fordításaid jelenlegi tartalmának kétnyelvű kimenetét tartalmazza.</text:span></text:p>
      <text:p text:style-name="P68"><text:soft-page-break/>Their content comes from the global project memory (the <text:a xlink:type="simple" xlink:href="https://omegat.sourceforge.io/manual-standard/en/chapter.project.folder.html#project.folder.project.save.tmx" text:style-name="Internet_20_link" text:visited-style-name="Visited_20_Internet_20_Link">project_save.tmx</text:a> file) but is <text:span text:style-name="Emphasis">strictly limited</text:span> to what you have translated so far.</text:p>
      <text:p text:style-name="P26">Tartalmuk a projekt főmemóriájából (a <text:span text:style-name="T2">project_save.tmx </text:span>fájlból) származik, azonban szigorúan csak arra vonatkozik, amit eddig fordítottál.</text:p>
      <text:p text:style-name="P68">You can also use the <text:a xlink:type="simple" xlink:href="https://omegat.sourceforge.io/manual-standard/en/chapter.menus.html#menus.tools" text:style-name="Internet_20_link" text:visited-style-name="Visited_20_Internet_20_Link">Tools </text:a><text:a xlink:type="simple" xlink:href="https://omegat.sourceforge.io/manual-standard/en/chapter.menus.html#menus.tools.align.files" text:style-name="Internet_20_link" text:visited-style-name="Visited_20_Internet_20_Link">Align Files... </text:a>tool to create a TMX from two files in a format that OmegaT supports.</text:p>
      <text:p text:style-name="P27">Használhatod az <text:span text:style-name="T5">Eszközök – Fájlok párhuzamosítása</text:span> parancsot is arra, hogy két fájlból TMX kiterjesztésű fájlokat hozzál létre, amelyeket az OmegaT tud kezelni.</text:p>
      <text:h text:style-name="P4" text:outline-level="3">Reuse Tms</text:h>
      <text:p text:style-name="P28">Tmx fájlok újrahasznosítása</text:p>
      <text:p text:style-name="P69">To reuse translation memories from a previous project you have two options: <text:span text:style-name="T8">Ha előző projektek fordítómemóriáiy szeretnéd újrahasznosítani, akkor két lehetőséged van:</text:span></text:p>
      <text:list text:style-name="L4">
        <text:list-item>
          <text:p text:style-name="P64">Open the old project and put the new source files in its <text:a xlink:type="simple" xlink:href="https://omegat.sourceforge.io/manual-standard/en/chapter.project.folder.html#project.folder.source" text:style-name="Internet_20_link" text:visited-style-name="Visited_20_Internet_20_Link">source</text:a> folder. <text:span text:style-name="T9">Nyisd ki a régi projektek, és adj hozzá új forrásállományokat a source mappába.</text:span></text:p>
          <text:list>
            <text:list-item>
              <text:list>
                <text:list-header>
                  <text:h text:style-name="P2" text:outline-level="3">Note <text:span text:style-name="T10">Megjegyzés</text:span></text:h>
                </text:list-header>
              </text:list>
            </text:list-item>
          </text:list>
          <text:p text:style-name="P63">That’s the easiest way to work on the new version of an already translated document. <text:span text:style-name="T11">Ez a legegyszerűbb módja annak, hogy egy már lefordított dokumentum új verziójával dolgozzál.</text:span></text:p>
          <text:p text:style-name="P65">After reloading the old project, its translation memory will be applied to the new source files.</text:p>
          <text:p text:style-name="P29">Miután újra betöltötted a régi projektet, annak a fordítómemóriája lesz felhasználva az új forrásállományok lefordítására.</text:p>
          <text:p text:style-name="P65"><text:s/>Identical segments will be automatically translated. </text:p>
          <text:p text:style-name="P30">Az azonos szegmensek azonnal be lesznek helyettesítve.</text:p>
          <text:p text:style-name="P65">Similar segments will be provided with matches from the project translated memory as you enter them.</text:p>
          <text:p text:style-name="P31">A hasonló szegmensek a bizonytalan egyezések ablakban fognak megjelenni, és elfogadhatod őket szerkesztésre. </text:p>
        </text:list-item>
        <text:list-item>
          <text:p text:style-name="P64">Alternatively, put the reference memories from the old project in the <text:a xlink:type="simple" xlink:href="https://omegat.sourceforge.io/manual-standard/en/chapter.project.folder.html#project.folder.tm" text:style-name="Internet_20_link" text:visited-style-name="Visited_20_Internet_20_Link">tm</text:a> folder of the new one. </text:p>
        </text:list-item>
        <text:list-item>
          <text:p text:style-name="P32">Egy másik módja a memóriafájlok újrahasznosítására, hogy a régi projekt fordítómemóriáját beteszed az új projekt tm mappájába.</text:p>
          <text:list>
            <text:list-item>
              <text:list>
                <text:list-header>
                  <text:h text:style-name="P2" text:outline-level="3">Note <text:span text:style-name="T12">Megjegyzés</text:span></text:h>
                </text:list-header>
              </text:list>
            </text:list-item>
          </text:list>
          <text:p text:style-name="P63">That’s the preferred method if you want to start your translation from scratch.</text:p>
          <text:p text:style-name="P33">Ez a módszer ajánlott abban az esetben, ha korábbi fordításokra támaszkodva akarod megkezdeni a fordításaidat.</text:p>
          <text:p text:style-name="P65">Depending on how reliable the memory is, you can prefer to put it in one of the following subfolders: <text:span text:style-name="T13">Annak függvényében, hogy mennyire megbízható egy memória, a következő almappákba helyezheted el:</text:span></text:p>
          <text:list text:continue-numbering="true">
            <text:list-item>
              <text:p text:style-name="P64"><text:a xlink:type="simple" xlink:href="https://omegat.sourceforge.io/manual-standard/en/chapter.project.folder.html#project.folder.tm.enforce" text:style-name="Internet_20_link" text:visited-style-name="Visited_20_Internet_20_Link"><text:soft-page-break/>tm/enforce</text:a>,</text:p>
            </text:list-item>
            <text:list-item>
              <text:p text:style-name="P64"><text:a xlink:type="simple" xlink:href="https://omegat.sourceforge.io/manual-standard/en/chapter.project.folder.html#project.folder.tm.auto" text:style-name="Internet_20_link" text:visited-style-name="Visited_20_Internet_20_Link">tm/auto</text:a>,</text:p>
            </text:list-item>
            <text:list-item>
              <text:p text:style-name="P64"><text:a xlink:type="simple" xlink:href="https://omegat.sourceforge.io/manual-standard/en/chapter.project.folder.html#project.folder.tm.penalty" text:style-name="Internet_20_link" text:visited-style-name="Visited_20_Internet_20_Link">tm/penalty-xxx</text:a>,</text:p>
            </text:list-item>
          </text:list>
          <text:p text:style-name="P64">Exact matches coming from the <text:a xlink:type="simple" xlink:href="https://omegat.sourceforge.io/manual-standard/en/chapter.project.folder.html#project.folder.tm.enforce" text:style-name="Internet_20_link" text:visited-style-name="Visited_20_Internet_20_Link">tm/enforce</text:a> and the <text:a xlink:type="simple" xlink:href="https://omegat.sourceforge.io/manual-standard/en/chapter.project.folder.html#project.folder.tm.auto" text:style-name="Internet_20_link" text:visited-style-name="Visited_20_Internet_20_Link">tm/auto</text:a> subfolders will be automatically inserted into the translation, without the prefix that is inserted by OmegaT when it inserts matches above a set threshold. </text:p>
          <text:p text:style-name="P34">A tm/enforce és a tm/auto mappákban elhelyezett memóriafájlokból származó pontos egyezések automatikusan be lesznek szúrva a fordításba, <text:span text:style-name="T24">anélkül az előtag nélkül, amelyet az OmegaT a beállított küszöbérték alatti egyezések esetén megjelenít.</text:span></text:p>
          <text:p text:style-name="P64">See the <text:a xlink:type="simple" xlink:href="https://omegat.sourceforge.io/manual-standard/en/chapter.dialogs.preferences.html#dialogs.preferences.editor.insert.the.best.fuzzy.match" text:style-name="Internet_20_link" text:visited-style-name="Visited_20_Internet_20_Link"><text:span text:style-name="Source_20_Text">Insert the best fuzzy match</text:span> </text:a>preference for details.</text:p>
          <text:p text:style-name="P35">Részletekért lásd a <text:span text:style-name="T5">legjobb bizonytalan egyezés beszúrása</text:span> című szócikket a súgóban.</text:p>
          <text:p text:style-name="P64">Enable the <text:a xlink:type="simple" xlink:href="https://omegat.sourceforge.io/manual-standard/en/chapter.dialogs.preferences.html#dialogs.preferences.editor.save.auto-populated.status" text:style-name="Internet_20_link" text:visited-style-name="Visited_20_Internet_20_Link"><text:span text:style-name="Source_20_Text">Save auto-populated status</text:span> </text:a>option to have OmegaT remember that the inserted matches came from those folders.</text:p>
          <text:p text:style-name="P36">Engedélyezd az automatikusan <text:span text:style-name="T25">kitöltött egységek megjelölése</text:span> parancsot<text:span text:style-name="T25">a nézet menüből</text:span> annak érdekében, hogy az OmegaT megjegyezze, hogy a beszúrt egyezés ezekből a mappákból származik.</text:p>
          <text:p text:style-name="P64">Use the navigation menus found in <text:a xlink:type="simple" xlink:href="https://omegat.sourceforge.io/manual-standard/en/chapter.menus.html#menus.goto" text:style-name="Internet_20_link" text:visited-style-name="Visited_20_Internet_20_Link">Go To </text:a><text:a xlink:type="simple" xlink:href="https://omegat.sourceforge.io/manual-standard/en/chapter.menus.html#menus.goto.auto.populated.segments" text:style-name="Internet_20_link" text:visited-style-name="Visited_20_Internet_20_Link">Auto-Populated Segments </text:a>to navigate to an automatically inserted segment.</text:p>
          <text:p text:style-name="P37">Használd az Ugrás főmenüpont alatt az „automatikusan kitöltött szegmensek” parancsot annak érdekében, hogy navigálj az automatikusan kitöltött szegmensek között. </text:p>
        </text:list-item>
        <text:list-item>
          <text:p text:style-name="P65">As reference translations, OmegaT also supports bilingual documents that are not TMX files. The file formats that OmegaT supports are all the bilingual formats that OmegaT accepts as source files: <text:span text:style-name="T14">Az OmegaT segédmemóriaként képes kezelni néhány kétnyelvű dokumentumot is, amelyek nem TMX fájlok. Az OmegaT-vel kompatibilis kétnyelvű fájlformátumok a következők:</text:span></text:p>
          <text:list>
            <text:list-item>
              <text:p text:style-name="P65">PO files <text:span text:style-name="T14">PO fájlok </text:span></text:p>
            </text:list-item>
            <text:list-item>
              <text:p text:style-name="P65">TXML files <text:span text:style-name="T14">TXML fájlok </text:span></text:p>
            </text:list-item>
            <text:list-item>
              <text:p text:style-name="P65">XLIFF files <text:span text:style-name="T14">XLIFF fájlok </text:span></text:p>
            </text:list-item>
            <text:list-item>
              <text:p text:style-name="P65">SDLXLIFF files <text:span text:style-name="T14">SDLXLIFF fájlok </text:span></text:p>
            </text:list-item>
          </text:list>
          <text:p text:style-name="P64">You can add such files to your project's <text:a xlink:type="simple" xlink:href="https://omegat.sourceforge.io/manual-standard/en/chapter.project.folder.html#project.folder.tm" text:style-name="Internet_20_link" text:visited-style-name="Visited_20_Internet_20_Link">tm</text:a> folder or one of its subfolders and the translated data will be immediately be available for matching purposes.</text:p>
          <text:p text:style-name="P38">Ezeket a fájlokat beteheted a projekted tm mappájába, vagy annak valamelyik almappájába, és a lefordított adatállomány azonnal elérhető lesz egyeztetési célra.</text:p>
        </text:list-item>
      </text:list>
      <text:h text:style-name="P5" text:outline-level="4">Reading TMs from other tools</text:h>
      <text:p text:style-name="P39">Más alkalmazások által készített TMX-fájlok <text:span text:style-name="T26">kezelése</text:span></text:p>
      <text:p text:style-name="P69">OmegaT can read TMX-standard compliant memories produced by other tools.</text:p>
      <text:p text:style-name="P40">Az OmegaT <text:span text:style-name="T26">képes kezelni más alkalmazások által létrehozott szabványos TMX-állományokkal kompatibilis fájlokat is.</text:span></text:p>
      <text:p text:style-name="P69"><text:soft-page-break/>Some tools produce invalid TMX files under certain conditions. <text:span text:style-name="T15">Egyes alkalmazások bizonyos körülmények között hibás TMX-fájlokat hoznak létre.</text:span></text:p>
      <text:p text:style-name="P69">You will have to fix them if you want to use them as reference memories, otherwise OmegaT will report an error and fail to load them. </text:p>
      <text:p text:style-name="P41">Meg kell javítanod őket, ha használni akarod őket, máskülönben az OmegaT hibaüzenetet fog megjeleníteni, és nem fogja betölteni őket.</text:p>
      <text:p text:style-name="P69">Fixes are generally simple, and the error message provided by OmegaT will help you pinpoint the error. </text:p>
      <text:p text:style-name="P42">A javítások aránylag egyszerűek, és az OmegaT által megjelenített hibaüzenet segíteni fog azonosítani a hibát.</text:p>
      <text:p text:style-name="P69">You can also ask the user group for advice if you have problems.</text:p>
      <text:p text:style-name="P43">A felhasználói csoportban is kérhetsz segítséget, ha gondjaid adódnak.</text:p>
      <text:h text:style-name="P5" text:outline-level="4">Managing your Tms</text:h>
      <text:p text:style-name="P44">A TMX-fájljaid kezelése</text:p>
      <text:p text:style-name="P68">You may want to store translation memories in separate folders, by client or area of specialty so you can reuse them quickly when the need arises. </text:p>
      <text:p text:style-name="P45">Tárolhatod a fordítómemóriákat külön mappákban ügyfelenként vagy témakörönként csoportosítva, hogy gyorsan fel tudd őket használni szükség esetén.</text:p>
      <text:p text:style-name="P68">Any writable folder can be used instead of the project <text:a xlink:type="simple" xlink:href="https://omegat.sourceforge.io/manual-standard/en/chapter.project.folder.html#project.folder.tm" text:style-name="Internet_20_link" text:visited-style-name="Visited_20_Internet_20_Link">tm</text:a> folder. </text:p>
      <text:p text:style-name="P46">Báűrmilyen írható mappát használhatsz a projekt tm mappája helyett.</text:p>
      <text:p text:style-name="P68">See the <text:a xlink:type="simple" xlink:href="https://omegat.sourceforge.io/manual-standard/en/chapter.windows.and.dialogs.html#dialogs.project.properties.file.locations" text:style-name="Internet_20_link" text:visited-style-name="Visited_20_Internet_20_Link"><text:span text:style-name="T3">File locations</text:span> </text:a>section of the project property dialog.</text:p>
      <text:p text:style-name="P47">Lásd a projekktulajdonságok párbeszédablak fájlok helye részét.</text:p>
      <text:h text:style-name="P5" text:outline-level="4">Creating a TM specific to selected documents</text:h>
      <text:p text:style-name="P48">A kiválasztott dokumentumokhoz illő fordítómemória létrehozása</text:p>
      <text:p text:style-name="P69">In situations where you need to share a TMX that contain only the text from certain specific files and excludes other content, follow the procedure below:</text:p>
      <text:p text:style-name="P49">Abban az esetben, ha meg akarod osztani azt a TMX fájlt, amelyik csak bizonyos fájlokra vonatkozó adatokat tartalmaz, a tartalom többi része nélkül, alkalmazd az alábbi eljárást:</text:p>
      <text:list text:style-name="L5">
        <text:list-item>
          <text:p text:style-name="P66">Copy only the documents whose content you want to include into the <text:span text:style-name="Source_20_Text">source</text:span> folder of your project.</text:p>
        </text:list-item>
        <text:list-item>
          <text:p text:style-name="P50">Csak azokat a dokumentumokat másold le, amelyeknek a tartalmát bele akarod tenni a projekted source mappájába.</text:p>
        </text:list-item>
        <text:list-item>
          <text:p text:style-name="P66">Open the project.</text:p>
        </text:list-item>
        <text:list-item>
          <text:p text:style-name="P50">Nyisd ki a projektet.</text:p>
        </text:list-item>
        <text:list-item>
          <text:p text:style-name="P67">Use <text:a xlink:type="simple" xlink:href="https://omegat.sourceforge.io/manual-standard/en/chapter.menus.html#menus.goto" text:style-name="Internet_20_link" text:visited-style-name="Visited_20_Internet_20_Link">Go To </text:a><text:a xlink:type="simple" xlink:href="https://omegat.sourceforge.io/manual-standard/en/chapter.menus.html#menus.goto.next.untranslated.segment" text:style-name="Internet_20_link" text:visited-style-name="Visited_20_Internet_20_Link">Next Untranslated Segment <text:span text:style-name="Strong_20_Emphasis"><text:span text:style-name="T4">C</text:span></text:span>+<text:span text:style-name="Strong_20_Emphasis"><text:span text:style-name="T3">U</text:span></text:span> </text:a>to find any untranslated segments (and translate them, if need be).</text:p>
        </text:list-item>
        <text:list-item>
          <text:p text:style-name="P51"><text:soft-page-break/>Az Ugrás főmenüpont legördülő menüjéből válaszd ki a következő lefordítatlan szegmens parancsot vagy használd a Ctrl+U billentyűkombinációt, hogy találj egy lefordítatlan szegmenst (és fordítsd le, ha szükséges)</text:p>
        </text:list-item>
        <text:list-item>
          <text:p text:style-name="P67">Use <text:a xlink:type="simple" xlink:href="https://omegat.sourceforge.io/manual-standard/en/chapter.menus.html#menus.tools" text:style-name="Internet_20_link" text:visited-style-name="Visited_20_Internet_20_Link">Tools </text:a><text:a xlink:type="simple" xlink:href="https://omegat.sourceforge.io/manual-standard/en/chapter.menus.html#menus.tools.check.issues" text:style-name="Internet_20_link" text:visited-style-name="Visited_20_Internet_20_Link">Check Issues... <text:span text:style-name="Strong_20_Emphasis"><text:span text:style-name="T4">C</text:span></text:span>+<text:span text:style-name="Strong_20_Emphasis"><text:span text:style-name="T4">S</text:span></text:span>+<text:span text:style-name="Strong_20_Emphasis"><text:span text:style-name="T3">V</text:span></text:span> </text:a>to check for possible issues.</text:p>
        </text:list-item>
        <text:list-item>
          <text:p text:style-name="P52">Az Eszközök főmenüpont legördülő menüjéből válaszd ki a Hibák keresése parancsot, vagy használd <text:s/>a Ctrl+Shift+V billentyűkombinációt annak érdekében, hogy lehetséges hibákat keressél.</text:p>
        </text:list-item>
        <text:list-item>
          <text:p text:style-name="P67">Use <text:a xlink:type="simple" xlink:href="https://omegat.sourceforge.io/manual-standard/en/chapter.menus.html#menus.project" text:style-name="Internet_20_link" text:visited-style-name="Visited_20_Internet_20_Link">Project </text:a><text:a xlink:type="simple" xlink:href="https://omegat.sourceforge.io/manual-standard/en/chapter.menus.html#menus.project.create.translated.documents" text:style-name="Internet_20_link" text:visited-style-name="Visited_20_Internet_20_Link">Create Translated Files <text:span text:style-name="Strong_20_Emphasis"><text:span text:style-name="T4">C</text:span></text:span>+<text:span text:style-name="Strong_20_Emphasis"><text:span text:style-name="T3">D</text:span></text:span> </text:a>to create the TMX files that correspond to the current contents.</text:p>
        </text:list-item>
        <text:list-item>
          <text:p text:style-name="P53">A Projekt főmenüpontból válaszd ki a Lefordított állományok létrehozása parancsot, vagy használd a Ctrl+D billentyűkombinációt annak érdekében, hogy hozd létre azokat a TMX-fájlokat, amelyek megfelelnek az adott tartalomnak.</text:p>
        </text:list-item>
      </text:list>
      <text:p text:style-name="P68">The TMX files located in the exported translation memory folder now contain only the original and translated text from the files you copied into the source folder, in the selected language pair. </text:p>
      <text:p text:style-name="P54">Az exportált fordítómemóriákat tartalmazó mappában levő TMX-fájlok most csak az általad a source mappába másolt fájlok forrásszövegét és célszövegét tartalmazzák a kiválasztott nyelvpárosításban.</text:p>
      <text:p text:style-name="P68">See the <text:a xlink:type="simple" xlink:href="https://omegat.sourceforge.io/manual-standard/en/chapter.windows.and.dialogs.html#dialogs.project.properties.file.locations.exported.tms" text:style-name="Internet_20_link" text:visited-style-name="Visited_20_Internet_20_Link"><text:span text:style-name="Source_20_Text">Exported translation memories folder</text:span> </text:a>project property for details.</text:p>
      <text:p text:style-name="P55">Részletekért lásd a projekttulajdonságok párbeszédablakban az exportált fordítómemóriákat tartalmazó mappát.</text:p>
      <text:h text:style-name="P4" text:outline-level="3">Share Tms</text:h>
      <text:p text:style-name="P56">TMX-fájlok megosztása</text:p>
      <text:p text:style-name="P69">For large jobs involving a team of translators, it is easier for everyone involved in sharing common translation memories rather than pass local versions back and forth.</text:p>
      <text:p text:style-name="P57">Nagy projektek esetén, amelyekben egy csapat fordító vesz részt mindenkinek könnyebb a fordítómemóriákat megosztani, mint az egyéni verziókat oda-vissza küldözgetni.</text:p>
      <text:p text:style-name="P69">There are two ways to share translation memories:</text:p>
      <text:p text:style-name="P58">A fordítómemóriák megosztásának két módja van:</text:p>
      <text:p text:style-name="P16">The good enough way <text:span text:style-name="T16">A megfelelő mód</text:span></text:p>
      <text:p text:style-name="P14">See the <text:a xlink:type="simple" xlink:href="https://omegat.sourceforge.io/manual-standard/en/chapter.how.to.html#how.to.use.tm.create.your.tm" text:style-name="Internet_20_link" text:visited-style-name="Visited_20_Internet_20_Link">Create your own TMs</text:a> section above.</text:p>
      <text:p text:style-name="P6">Lásd fentebb a <text:span text:style-name="T5">Saját TMX-fájlok létrehozása</text:span> című szócikket.</text:p>
      <text:p text:style-name="P14">If you write the TMX file to a folder on a shared disk, you can ask your partner to assign that folder as the <text:a xlink:type="simple" xlink:href="https://omegat.sourceforge.io/manual-standard/en/chapter.project.folder.html#project.folder.tm" text:style-name="Internet_20_link" text:visited-style-name="Visited_20_Internet_20_Link">tm</text:a> folder for the current translation.</text:p>
      <text:p text:style-name="P7">Ha elhelyezel egy TMX-fájlt egy mappában, amelyik egy megosztott adattárolón van, megkérheted a partneredet arra, hogy használja ezt a mappát az aktuális fordítási projekt tm mappájaként.</text:p>
      <text:p text:style-name="P14">Conversely, you can ask your partner to write the project TMX files to a folder on a shared disk that you will assign as your <text:a xlink:type="simple" xlink:href="https://omegat.sourceforge.io/manual-standard/en/chapter.project.folder.html#project.folder.tm" text:style-name="Internet_20_link" text:visited-style-name="Visited_20_Internet_20_Link">tm</text:a> folder for the current translation.</text:p>
      <text:p text:style-name="P8"><text:soft-page-break/>Fordított esetben pedig megkérheted a partneredet, hogy helyezze el a projekt TMX-állományait egy mappában, amelyik egy megosztott adathordozón van, és azt a folyamatban levő fordítás tm mappájaként fogod használni.</text:p>
      <text:p text:style-name="P14">OmegaT instantaneously recognizes modifications to TMX files. Therefore, any time one side creates or modifies such a TMX using <text:a xlink:type="simple" xlink:href="https://omegat.sourceforge.io/manual-standard/en/chapter.menus.html#menus.project" text:style-name="Internet_20_link" text:visited-style-name="Visited_20_Internet_20_Link">Project </text:a><text:a xlink:type="simple" xlink:href="https://omegat.sourceforge.io/manual-standard/en/chapter.menus.html#menus.project.create.translated.documents" text:style-name="Internet_20_link" text:visited-style-name="Visited_20_Internet_20_Link">Create Translated Files <text:span text:style-name="Strong_20_Emphasis"><text:span text:style-name="T4">C</text:span></text:span>+<text:span text:style-name="Strong_20_Emphasis"><text:span text:style-name="T3">D</text:span></text:span> </text:a>, the other side does not need to do anything to have that TMX recognized locally.</text:p>
      <text:p text:style-name="P9">Az OmegaT azonnal felismeri a TMX-fájlokon végzett módosításokat, tehát minden egyes alkalommal, amikor az egyik oldalon módosítás történt, például létre lettek hozva a lefordított állományok Ctrl+D segítségével, a másik oldalon nem szükséges tenni semmit, ezek a módosítások automatikusan felismerésre kerülnek.</text:p>
      <text:p text:style-name="P14">This approach also works just as well for sharing glossaries where the project writable glossary (with a non-default name to avoid overwriting the file) is located in a shared glossary folder. See the <text:a xlink:type="simple" xlink:href="https://omegat.sourceforge.io/manual-standard/en/chapter.appendices.html#app.glossaries" text:style-name="Internet_20_link" text:visited-style-name="Visited_20_Internet_20_Link">Glossaries</text:a> appendix for details.</text:p>
      <text:p text:style-name="P10">Ez a módszer működik a szószedetek megosztásakor is, vagyis a szószedet egy megosztott glossary mappában van elhelyezve (az alapértelmezettől eltérő megnevezéssel annak érdekében, hogy elkerüljük a felülírást). <text:span text:style-name="T27">Lásd a </text:span><text:span text:style-name="T6">Szószedetek</text:span><text:span text:style-name="T27"> című szócikket.</text:span></text:p>
      <text:h text:style-name="P3" text:outline-level="3">Note <text:span text:style-name="T17">Megjegyzés</text:span></text:h>
      <text:p text:style-name="P13">This approach to sharing works well when the lag between TMX updates is not important: a translator sending data to a reviewer a few times a day, for example. <text:span text:style-name="T17">A TMX-fájlok megosztásának ez a módja nem fontos: például a fordító naponta többször elküldheti a lektornak a frissített fájlt.</text:span></text:p>
      <text:p text:style-name="P16">The technical approach <text:span text:style-name="T18">A technikai módszer</text:span></text:p>
      <text:p text:style-name="P15">OmegaT uses collaborative version control systems to share data.</text:p>
      <text:p text:style-name="P11">Az OmegaT együttműködésen alapuló verziókezelő rendszereket használ az adatok megosztására.</text:p>
      <text:p text:style-name="P15">Such systems are free to use, install and manage and are widely used in the computer development world, making them extremely robust.</text:p>
      <text:p text:style-name="P12">Ezek a rendszerek ingyenesen használhatók, telepíthetők és kezelhetők, és széles körben használják őket az informatikai fejlesztési rendszerben, ezért nagyon magas szintűre lettek kifejlesztve.</text:p>
      <text:p text:style-name="P14">See the <text:a xlink:type="simple" xlink:href="https://omegat.sourceforge.io/manual-standard/en/chapter.how.to.html#how.to.setup.team.project" text:style-name="Internet_20_link" text:visited-style-name="Visited_20_Internet_20_Link">Set up a team project</text:a> how-to for details. <text:span text:style-name="T19">Részletekért lásd a </text:span><text:span text:style-name="T20">Csapatprojekt létrehozása</text:span><text:span text:style-name="T19"> című szócikket.</text:span></text:p>
      <text:h text:style-name="P4" text:outline-level="3">Warning <text:span text:style-name="T21">Figyelem</text:span></text:h>
      <text:p text:style-name="P69">Be cautious when you put a whole project in a file-sharing system like DropBox, OneCloud and the likes.</text:p>
      <text:p text:style-name="P59">Nagyon óvatosnak kell lenned, ha egy teljes projektet feltöltesz egy DropBox, OneCloud vagy más hasonló fájlmegosztó rendszerbe.</text:p>
      <text:p text:style-name="P69"><text:span text:style-name="Emphasis">Such systems are not designed to keep track of the internal modifications of a given file.</text:span></text:p>
      <text:p text:style-name="P69"><text:span text:style-name="Emphasis"><text:span text:style-name="T22">Ezek a rendszerek nem arra lettek tervezve, hogy figyelemmel kövessék egy adott fájl belső módosításait.</text:span></text:span></text:p>
      <text:p text:style-name="P69">An OmegaT project is a complex set of files. <text:span text:style-name="T23">Egy OmegaT projekt egy komplex fájlgyűjtemény.</text:span></text:p>
      <text:p text:style-name="P69"><text:soft-page-break/>Such systems will not always be able to provide you with the most recent version of your data, may even lock some files for no obvious reasons and can even corrupt team project related files.</text:p>
      <text:p text:style-name="P60">Ezek a rendszerek nem mindig képesek az adataid legfrissebb verzióját szolgáltatni, <text:span text:style-name="T28">előfordulhat, hogy tisztázatlan okok miatt zárolnak néhány fájlt, sőt sérüléseket is okozhatnak a csapatprojekttel kapcsolatos fájloknak.</text:span></text:p>
      <text:p text:style-name="P69">Make sure that you have properly tested your project layout and set up a separate data backup before sharing data in such a system.</text:p>
      <text:p text:style-name="P17">Bizonyosodj meg róla, hogy helyesen letesztelted a projekted elrendezését, és készíts egy külön biztonsági mentést mielőtt megosztod az adataidat hasonló rendszereken keresztü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o" fo:country="RO"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o" fo:country="RO"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30T08:00:55.758000000</meta:creation-date>
    <dc:date>2023-11-30T08:01:07.132000000</dc:date>
    <meta:editing-duration>PT11S</meta:editing-duration>
    <meta:editing-cycles>1</meta:editing-cycles>
    <meta:document-statistic meta:table-count="0" meta:image-count="0" meta:object-count="0" meta:page-count="7" meta:paragraph-count="131" meta:word-count="2226" meta:character-count="15049" meta:non-whitespace-character-count="12984"/>
    <meta:generator>LibreOffice/7.6.2.1$Windows_X86_64 LibreOffice_project/56f7684011345957bbf33a7ee678afaf4d2ba333</meta:generator>
  </office:meta>
</office:document-meta>
</file>